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4cf9a" officeooo:paragraph-rsid="002b3f8d" style:font-size-asian="12.25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1f25" officeooo:paragraph-rsid="00131f25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acc33" officeooo:paragraph-rsid="001b6d90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acc33" officeooo:paragraph-rsid="001b8aa1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acc33" officeooo:paragraph-rsid="00212a4f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acc33" officeooo:paragraph-rsid="00245c21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b8aa1" officeooo:paragraph-rsid="001b8aa1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c31f9" officeooo:paragraph-rsid="001c31f9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c31f9" officeooo:paragraph-rsid="0026d668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c31f9" officeooo:paragraph-rsid="00288109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d2a3b" officeooo:paragraph-rsid="001d2a3b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12a4f" officeooo:paragraph-rsid="001d2a3b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12a4f" officeooo:paragraph-rsid="00212a4f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12a4f" officeooo:paragraph-rsid="0028a4ff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14a86" officeooo:paragraph-rsid="00214a86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290d4" officeooo:paragraph-rsid="002290d4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4029" officeooo:paragraph-rsid="00264029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6d668" officeooo:paragraph-rsid="0026d668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88109" officeooo:paragraph-rsid="00288109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8a4ff" officeooo:paragraph-rsid="001d2a3b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8a4ff" officeooo:paragraph-rsid="0028a4ff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b3f8d" officeooo:paragraph-rsid="002b3f8d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290d4" officeooo:paragraph-rsid="002290d4" fo:background-color="#dddddd" style:font-size-asian="12.25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45c21" officeooo:paragraph-rsid="00245c21" fo:background-color="#dddddd" style:font-size-asian="12.25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b8aa1" officeooo:paragraph-rsid="001b8aa1" fo:background-color="#dddddd" style:font-size-asian="12.25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1b8aa1" officeooo:paragraph-rsid="00288109" fo:background-color="#dddddd" style:font-size-asian="12.25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5dacd" officeooo:paragraph-rsid="0025dacd" fo:background-color="#dddddd" style:font-size-asian="12.25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64029" officeooo:paragraph-rsid="00264029" fo:background-color="#dddddd" style:font-size-asian="12.25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6d668" officeooo:paragraph-rsid="0026d668" fo:background-color="#dddddd" style:font-size-asian="12.25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83062" officeooo:paragraph-rsid="00283062" fo:background-color="#dddddd" style:font-size-asian="12.25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88109" officeooo:paragraph-rsid="00288109" fo:background-color="#dddddd" style:font-size-asian="12.25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1d2a3b" officeooo:paragraph-rsid="00288109" fo:background-color="#dddddd" style:font-size-asian="12.25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8a4ff" officeooo:paragraph-rsid="0028a4ff" fo:background-color="#dddddd" style:font-size-asian="12.25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12a4f" officeooo:paragraph-rsid="0028a4ff" fo:background-color="#dddddd" style:font-size-asian="12.25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12a4f" officeooo:paragraph-rsid="00212a4f" fo:background-color="#dddddd" style:font-size-asian="12.25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fo:font-weight="bold" officeooo:rsid="00264029" officeooo:paragraph-rsid="00264029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line-height="150%"/>
      <style:text-properties style:font-name="Ubuntu" fo:font-size="14pt" fo:font-weight="bold" officeooo:rsid="0026d668" officeooo:paragraph-rsid="0026d668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line-height="150%"/>
      <style:text-properties style:font-name="Ubuntu" fo:font-size="14pt" fo:font-weight="bold" officeooo:rsid="00283062" officeooo:paragraph-rsid="00283062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50%"/>
      <style:text-properties style:font-name="Ubuntu" fo:font-size="14pt" fo:font-weight="bold" officeooo:rsid="00288109" officeooo:paragraph-rsid="0028810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line-height="150%"/>
      <style:text-properties style:font-name="Ubuntu" fo:font-size="14pt" fo:font-weight="bold" officeooo:rsid="0028a4ff" officeooo:paragraph-rsid="0028a4ff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line-height="150%"/>
      <style:text-properties fo:color="#000000" loext:opacity="100%" style:font-name="Ubuntu" fo:font-size="14pt" fo:font-weight="bold" officeooo:rsid="0025dacd" officeooo:paragraph-rsid="0025dacd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50%"/>
      <style:text-properties style:font-name="Ubuntu" fo:font-size="14pt" fo:font-weight="bold" officeooo:rsid="0028a4ff" officeooo:paragraph-rsid="0028a4ff" style:font-size-asian="12.25pt" style:font-weight-asian="bold" style:font-size-complex="14pt" style:font-weight-complex="bold"/>
    </style:style>
    <style:style style:name="P4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131f25"/>
    </style:style>
    <style:style style:name="T2" style:family="text">
      <style:text-properties officeooo:rsid="001b8aa1"/>
    </style:style>
    <style:style style:name="T3" style:family="text">
      <style:text-properties officeooo:rsid="001d2a3b"/>
    </style:style>
    <style:style style:name="T4" style:family="text">
      <style:text-properties officeooo:rsid="00212a4f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245c21"/>
    </style:style>
    <style:style style:name="T7" style:family="text">
      <style:text-properties officeooo:rsid="00283062"/>
    </style:style>
    <style:style style:name="T8" style:family="text">
      <style:text-properties officeooo:rsid="00288109"/>
    </style:style>
    <style:style style:name="T9" style:family="text">
      <style:text-properties officeooo:rsid="0028a4f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b3f8d" style:font-weight-asian="bold" style:font-weight-complex="bold"/>
    </style:style>
    <style:style style:name="T12" style:family="text">
      <style:text-properties officeooo:rsid="002a7200"/>
    </style:style>
    <style:style style:name="T13" style:family="text">
      <style:text-properties officeooo:rsid="002b3f8d"/>
    </style:style>
    <style:style style:name="T14" style:family="text">
      <style:text-properties officeooo:rsid="001694ff"/>
    </style:style>
    <style:style style:name="T15" style:family="text">
      <style:text-properties officeooo:rsid="0014cf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s/>Objetos <text:span text:style-name="T1">01</text:span></text:h>
      <text:p text:style-name="P1">Um objeto é uma coleção de propriedades, e uma propriedade é uma associação entre um nome (ou chave) e um valor. <text:span text:style-name="T13">Resumindo: </text:span><text:span text:style-name="T14">Um objeto é uma entidade independente, com propriedades e tipos, essas propriedades definem suas caracteristicas. </text:span></text:p>
      <text:p text:style-name="P22">Uma propriedade pode receber uma função como valor, essa função será considerada um <text:span text:style-name="T15">metodo do objeto </text:span>e pode indicar uma ação dele<text:span text:style-name="T15">.</text:span></text:p>
      <text:p text:style-name="P1"><text:span text:style-name="T10"><text:s/></text:span><text:span text:style-name="T11">Obs: </text:span><text:span text:style-name="T4">Dentro do javascript tudo é </text:span><text:span text:style-name="T12">um </text:span><text:span text:style-name="T4">objeto</text:span></text:p>
      <text:p text:style-name="P2">_____________________________________________________________________</text:p>
      <text:p text:style-name="P15">Objetos são criados usando variaveis e são declarados usando chaves:</text:p>
      <text:p text:style-name="P16"><text:span text:style-name="T5">let variavel = { } </text:span><text:s/>← objeto</text:p>
      <text:p text:style-name="P5"/>
      <text:p text:style-name="P16">Dentro das chaves, ou seja, dentro de objetos irá ter propriedades e valores, propriedade é o que armazena o valor, eles são separados por dois pontos:</text:p>
      <text:p text:style-name="P23">let variavel = {propriedade: valor} </text:p>
      <text:p text:style-name="P3"/>
      <text:p text:style-name="P16">Os valores podem ser strings, numeros, funções, boleanos e até outros objetos, ou seja, aceita diversos tipos de dados diferentes. <text:span text:style-name="T6">Cada propriedade é separada por virgula</text:span>: </text:p>
      <text:p text:style-name="P24">let variavel = {</text:p>
      <text:p text:style-name="P24"><text:s text:c="5"/>propriedade1: “string”, </text:p>
      <text:p text:style-name="P24"><text:s text:c="5"/>propriedade2: numeros, </text:p>
      <text:p text:style-name="P24"><text:s text:c="5"/>propriedade3: function( ){ }, </text:p>
      <text:p text:style-name="P24"><text:s text:c="5"/>propriedade4: { }</text:p>
      <text:p text:style-name="P24">} </text:p>
      <text:p text:style-name="P6"/>
      <text:p text:style-name="P4"/>
      <text:p text:style-name="P7"/>
      <text:p text:style-name="P7"><text:soft-page-break/>Para facilitar a visualização os objetos geralmente são declarados da seguinte forma:</text:p>
      <text:p text:style-name="P25">let variavel = {</text:p>
      <text:p text:style-name="P25"><text:s text:c="5"/>propriedade1: valor1,</text:p>
      <text:p text:style-name="P25"><text:s text:c="5"/>propriedade2: valor2,</text:p>
      <text:p text:style-name="P25">} </text:p>
      <text:p text:style-name="P7"/>
      <text:p text:style-name="P41">Ex:</text:p>
      <text:p text:style-name="P27">let pessoa = { </text:p>
      <text:p text:style-name="P27"><text:span text:style-name="T2"><text:s text:c="5"/></text:span>nome: “Rafael”, </text:p>
      <text:p text:style-name="P27"><text:span text:style-name="T2"><text:s text:c="5"/></text:span>idade: 18, </text:p>
      <text:p text:style-name="P27"><text:span text:style-name="T2"><text:s text:c="5"/></text:span>feliz: true, </text:p>
      <text:p text:style-name="P27"><text:span text:style-name="T2"><text:s text:c="5"/></text:span>pets: [<text:span text:style-name="T2">“cachorro”, “gato”], </text:span></text:p>
      <text:p text:style-name="P27"><text:span text:style-name="T2"><text:s text:c="5"/></text:span>andar: function( ) { } </text:p>
      <text:p text:style-name="P27">} </text:p>
      <text:p text:style-name="P7"/>
      <text:p text:style-name="P17">Para acessar valores de propriedades digite: <text:span text:style-name="T5">objeto.propriedade </text:span></text:p>
      <text:p text:style-name="P36">Ex:</text:p>
      <text:p text:style-name="P28">console.log(pessoa.nome) </text:p>
      <text:p text:style-name="P36">Saida:</text:p>
      <text:p text:style-name="P28">Rafael </text:p>
      <text:p text:style-name="P8"/>
      <text:p text:style-name="P18">Quando for um array é necessario passar o indice para obter um valor especifico:</text:p>
      <text:p text:style-name="P29">objeto.propriedade[indice] </text:p>
      <text:p text:style-name="P8"/>
      <text:p text:style-name="P37">Ex:</text:p>
      <text:p text:style-name="P29">console.log(pessoa.pets[1]) </text:p>
      <text:p text:style-name="P37">Saida:</text:p>
      <text:p text:style-name="P29">gato </text:p>
      <text:p text:style-name="P9"><text:soft-page-break/>É <text:span text:style-name="T7">possível alterar os valores dos objetos, basta digitar:</text:span></text:p>
      <text:p text:style-name="P30">objeto.propriedade = novoValor </text:p>
      <text:p text:style-name="P9"/>
      <text:p text:style-name="P38">Ex:</text:p>
      <text:p text:style-name="P30">pessoa.idade = 20 ou pessoa.pets[0] = “corvo” </text:p>
      <text:p text:style-name="P7"/>
      <text:p text:style-name="P10">É <text:span text:style-name="T8">possível tambem ter objetos dentro de objetos, </text:span><text:span text:style-name="T3">basta atribuir um objeto para uma propriedade, para fazer isso digite:</text:span></text:p>
      <text:p text:style-name="P31">let pessoa = { </text:p>
      <text:p text:style-name="P31"><text:span text:style-name="T2"><text:s text:c="5"/></text:span>nome: “Rafael”, </text:p>
      <text:p text:style-name="P31"><text:span text:style-name="T2"><text:s text:c="5"/></text:span>idade: 18 </text:p>
      <text:p text:style-name="P31"><text:span text:style-name="T2"><text:s text:c="5"/></text:span>carros: { </text:p>
      <text:p text:style-name="P31"><text:span text:style-name="T2"><text:s text:c="10"/></text:span>camaro: {<text:span text:style-name="T3">placa: “1f3g56”, cor: “azul”</text:span>}, </text:p>
      <text:p text:style-name="P26"><text:s text:c="10"/><text:span text:style-name="T8">ferrari: {</text:span><text:span text:style-name="T3">placa: “7k8d91”, cor: “branco”</text:span><text:span text:style-name="T8">} </text:span></text:p>
      <text:p text:style-name="P31"><text:span text:style-name="T2"><text:s text:c="5"/></text:span>} ← objeto </text:p>
      <text:p text:style-name="P31">} </text:p>
      <text:p text:style-name="P11"/>
      <text:p text:style-name="P19">Para acessar objetos dentro de objetos digite:</text:p>
      <text:p text:style-name="P32">objeto1.propriedade1.objeto2.propriedade2 </text:p>
      <text:p text:style-name="P11"/>
      <text:p text:style-name="P39">Ex:</text:p>
      <text:p text:style-name="P32">console.log(pessoa.carros.camaro.cor) </text:p>
      <text:p text:style-name="P39">Saida:</text:p>
      <text:p text:style-name="P32">azul </text:p>
      <text:p text:style-name="P20"/>
      <text:p text:style-name="P20">É possível pegar o valor de outras propriedades dentro do objeto usando funções:</text:p>
      <text:p text:style-name="P33">propriedade: function(param) {objeto.propriedade} </text:p>
      <text:p text:style-name="P11"/>
      <text:p text:style-name="P11"/>
      <text:p text:style-name="P40"><text:soft-page-break/>Ex:</text:p>
      <text:p text:style-name="P33">let pessoa = { </text:p>
      <text:p text:style-name="P34"><text:s text:c="5"/><text:span text:style-name="T9">nome: “Rafael”, </text:span></text:p>
      <text:p text:style-name="P34"><text:s text:c="5"/><text:span text:style-name="T9">idade: 18, </text:span></text:p>
      <text:p text:style-name="P34"><text:s text:c="5"/><text:span text:style-name="T9">andar: function(km) {console.log(pessoa.nome + “ andou “ + km + “km”)} </text:span></text:p>
      <text:p text:style-name="P33">} </text:p>
      <text:p text:style-name="P21"/>
      <text:p text:style-name="P14">Para chamar a função (ou metodo) digite:</text:p>
      <text:p text:style-name="P33">objeto.propriedadeFunção(parametro) </text:p>
      <text:p text:style-name="P12"/>
      <text:p text:style-name="P40">Ex:</text:p>
      <text:p text:style-name="P35">pessoa.andar(20) </text:p>
      <text:p text:style-name="P1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5:57:23.291928151</meta:creation-date>
    <dc:date>2022-11-16T16:10:54.133196110</dc:date>
    <meta:editing-duration>PT9H28M51S</meta:editing-duration>
    <meta:editing-cycles>21</meta:editing-cycles>
    <meta:generator>LibreOffice/7.3.6.2$Linux_X86_64 LibreOffice_project/30$Build-2</meta:generator>
    <meta:document-statistic meta:table-count="0" meta:image-count="0" meta:object-count="0" meta:page-count="4" meta:paragraph-count="72" meta:word-count="353" meta:character-count="2565" meta:non-whitespace-character-count="2127"/>
  </office:meta>
</office:document-meta>
</file>